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1eb624" officeooo:paragraph-rsid="001eb624" style:font-size-asian="16pt" style:font-size-complex="16pt"/>
    </style:style>
    <style:style style:name="P2" style:family="paragraph" style:parent-style-name="Standard">
      <style:paragraph-properties fo:text-align="justify" style:justify-single-word="false"/>
      <style:text-properties fo:font-size="10pt" officeooo:rsid="001eb624" officeooo:paragraph-rsid="001eb624" style:font-size-asian="10pt" style:font-size-complex="10pt"/>
    </style:style>
    <style:style style:name="P3" style:family="paragraph" style:parent-style-name="Standard">
      <style:paragraph-properties fo:text-align="justify" style:justify-single-word="false"/>
      <style:text-properties fo:font-size="10pt" officeooo:rsid="00208f62" officeooo:paragraph-rsid="00208f62" style:font-size-asian="10pt" style:font-size-complex="10pt"/>
    </style:style>
    <style:style style:name="P4" style:family="paragraph" style:parent-style-name="Standard">
      <style:paragraph-properties fo:text-align="center" style:justify-single-word="false"/>
      <style:text-properties fo:font-size="10pt" officeooo:rsid="00208f62" officeooo:paragraph-rsid="00208f62" style:font-size-asian="10pt" style:font-size-complex="10pt"/>
    </style:style>
    <style:style style:name="P5" style:family="paragraph" style:parent-style-name="Standard">
      <style:paragraph-properties fo:text-align="justify" style:justify-single-word="false"/>
      <style:text-properties fo:font-size="10pt" officeooo:rsid="00261554" officeooo:paragraph-rsid="00261554" style:font-size-asian="10pt" style:font-size-complex="10pt"/>
    </style:style>
    <style:style style:name="P6" style:family="paragraph" style:parent-style-name="Standard">
      <style:paragraph-properties fo:text-align="justify" style:justify-single-word="false"/>
      <style:text-properties fo:font-size="10pt" officeooo:rsid="002a1879" officeooo:paragraph-rsid="002a1879" style:font-size-asian="10pt" style:font-size-complex="10pt"/>
    </style:style>
    <style:style style:name="P7" style:family="paragraph" style:parent-style-name="Standard">
      <style:paragraph-properties fo:text-align="justify" style:justify-single-word="false"/>
      <style:text-properties fo:font-size="10pt" officeooo:rsid="002bc50d" officeooo:paragraph-rsid="002bc50d" style:font-size-asian="10pt" style:font-size-complex="10pt"/>
    </style:style>
    <style:style style:name="P8" style:family="paragraph" style:parent-style-name="Standard">
      <style:paragraph-properties fo:text-align="start" style:justify-single-word="false"/>
      <style:text-properties fo:font-size="10pt" officeooo:rsid="002862b8" officeooo:paragraph-rsid="002862b8" style:font-size-asian="8.75pt" style:font-size-complex="10pt"/>
    </style:style>
    <style:style style:name="P9" style:family="paragraph" style:parent-style-name="Standard">
      <style:paragraph-properties fo:text-align="justify" style:justify-single-word="false"/>
      <style:text-properties fo:font-size="10pt" officeooo:rsid="002862b8" officeooo:paragraph-rsid="002862b8" style:font-size-asian="8.75pt" style:font-size-complex="10pt"/>
    </style:style>
    <style:style style:name="P10" style:family="paragraph" style:parent-style-name="Standard">
      <style:paragraph-properties fo:text-align="justify" style:justify-single-word="false"/>
      <style:text-properties style:font-name="Courier 10 Pitch" fo:font-size="8pt" officeooo:rsid="0023c2f7" officeooo:paragraph-rsid="0023c2f7" style:font-size-asian="8pt" style:font-size-complex="8pt"/>
    </style:style>
    <style:style style:name="P11" style:family="paragraph" style:parent-style-name="Standard">
      <style:paragraph-properties fo:text-align="justify" style:justify-single-word="false"/>
      <style:text-properties style:font-name="Courier 10 Pitch" fo:font-size="8pt" officeooo:rsid="001eb624" officeooo:paragraph-rsid="001eb624" style:font-size-asian="8pt" style:font-size-complex="8pt"/>
    </style:style>
    <style:style style:name="P12" style:family="paragraph" style:parent-style-name="Standard">
      <style:paragraph-properties fo:text-align="justify" style:justify-single-word="false"/>
      <style:text-properties fo:color="#009999" style:font-name="Courier 10 Pitch" fo:font-size="8pt" officeooo:rsid="0023c2f7" officeooo:paragraph-rsid="0023c2f7" style:font-size-asian="8pt" style:font-size-complex="8pt"/>
    </style:style>
    <style:style style:name="P13" style:family="paragraph" style:parent-style-name="Standard">
      <style:paragraph-properties fo:text-align="justify" style:justify-single-word="false"/>
      <style:text-properties fo:color="#0066ff" style:font-name="Courier 10 Pitch" fo:font-size="8pt" officeooo:rsid="00261554" officeooo:paragraph-rsid="00261554" style:font-size-asian="8pt" style:font-size-complex="8pt"/>
    </style:style>
    <style:style style:name="P14" style:family="paragraph" style:parent-style-name="Standard">
      <style:paragraph-properties fo:text-align="justify" style:justify-single-word="false"/>
      <style:text-properties fo:color="#0066ff" style:font-name="Courier 10 Pitch" fo:font-size="8pt" officeooo:rsid="00261554" officeooo:paragraph-rsid="002862b8" style:font-size-asian="8pt" style:font-size-complex="8pt"/>
    </style:style>
    <style:style style:name="P15" style:family="paragraph" style:parent-style-name="Standard">
      <style:paragraph-properties fo:text-align="justify" style:justify-single-word="false"/>
      <style:text-properties fo:color="#0066ff" style:font-name="Courier 10 Pitch" fo:font-size="8pt" officeooo:rsid="002862b8" officeooo:paragraph-rsid="002862b8" style:font-size-asian="8pt" style:font-size-complex="8pt"/>
    </style:style>
    <style:style style:name="P16" style:family="paragraph" style:parent-style-name="Standard">
      <style:paragraph-properties fo:text-align="center" style:justify-single-word="false"/>
      <style:text-properties fo:font-size="12pt" officeooo:rsid="00261554" officeooo:paragraph-rsid="002862b8" style:font-size-asian="12pt" style:font-size-complex="12pt"/>
    </style:style>
    <style:style style:name="P17" style:family="paragraph" style:parent-style-name="Standard">
      <style:paragraph-properties fo:text-align="justify" style:justify-single-word="false"/>
      <style:text-properties fo:font-size="12pt" officeooo:rsid="00208f62" officeooo:paragraph-rsid="002862b8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fo:font-size="12pt" officeooo:rsid="002862b8" officeooo:paragraph-rsid="002862b8" style:font-size-asian="12pt" style:font-size-complex="12pt"/>
    </style:style>
    <style:style style:name="P19" style:family="paragraph" style:parent-style-name="Standard">
      <style:paragraph-properties fo:text-align="center" style:justify-single-word="false"/>
      <style:text-properties fo:font-size="14pt" officeooo:rsid="00261554" officeooo:paragraph-rsid="002862b8" style:font-size-asian="14pt" style:font-size-complex="14pt"/>
    </style:style>
    <style:style style:name="P20" style:family="paragraph" style:parent-style-name="Standard">
      <style:paragraph-properties fo:text-align="center" style:justify-single-word="false"/>
      <style:text-properties fo:font-size="14pt" officeooo:rsid="00208f62" officeooo:paragraph-rsid="00208f62" style:font-size-asian="14pt" style:font-size-complex="14pt"/>
    </style:style>
    <style:style style:name="P21" style:family="paragraph" style:parent-style-name="Standard">
      <style:paragraph-properties fo:text-align="center" style:justify-single-word="false"/>
      <style:text-properties fo:font-size="14pt" officeooo:rsid="00208f62" officeooo:paragraph-rsid="002a1879" style:font-size-asian="14pt" style:font-size-complex="14pt"/>
    </style:style>
    <style:style style:name="P22" style:family="paragraph" style:parent-style-name="Standard">
      <style:paragraph-properties fo:text-align="justify" style:justify-single-word="false"/>
      <style:text-properties fo:font-size="10pt" officeooo:rsid="002bc50d" officeooo:paragraph-rsid="002bc50d" style:font-size-asian="10pt" style:font-size-complex="10pt"/>
    </style:style>
    <style:style style:name="P23" style:family="paragraph" style:parent-style-name="Standard">
      <style:paragraph-properties fo:text-align="justify" style:justify-single-word="false"/>
      <style:text-properties fo:font-size="10pt" officeooo:rsid="002dad45" officeooo:paragraph-rsid="002dad45" style:font-size-asian="10pt" style:font-size-complex="10pt"/>
    </style:style>
    <style:style style:name="P24" style:family="paragraph" style:parent-style-name="Standard">
      <style:paragraph-properties fo:text-align="center" style:justify-single-word="false"/>
      <style:text-properties fo:font-size="14pt" officeooo:rsid="002dad45" officeooo:paragraph-rsid="002dad45" style:font-size-asian="14pt" style:font-size-complex="14pt"/>
    </style:style>
    <style:style style:name="T1" style:family="text">
      <style:text-properties officeooo:rsid="00208f62"/>
    </style:style>
    <style:style style:name="T2" style:family="text">
      <style:text-properties officeooo:rsid="0023c2f7"/>
    </style:style>
    <style:style style:name="T3" style:family="text">
      <style:text-properties officeooo:rsid="002467db"/>
    </style:style>
    <style:style style:name="T4" style:family="text">
      <style:text-properties officeooo:rsid="002705a4"/>
    </style:style>
    <style:style style:name="T5" style:family="text">
      <style:text-properties officeooo:rsid="00286218"/>
    </style:style>
    <style:style style:name="T6" style:family="text">
      <style:text-properties officeooo:rsid="002862b8"/>
    </style:style>
    <style:style style:name="T7" style:family="text">
      <style:text-properties officeooo:rsid="002a1879"/>
    </style:style>
    <style:style style:name="T8" style:family="text">
      <style:text-properties officeooo:rsid="002bc50d"/>
    </style:style>
    <style:style style:name="T9" style:family="text">
      <style:text-properties officeooo:rsid="002dad45"/>
    </style:style>
    <style:style style:name="T10" style:family="text">
      <style:text-properties officeooo:rsid="002e31e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Обработка дефектных блоков</text:p>
      <text:p text:style-name="P1"/>
      <text:p text:style-name="P2">Как известно, flash-накопитель не бывает идеальным. От частой перезаписи ячейки изнашиваются и перестают достоверно записываться. А некоторые ячейки могут быть дефектными сразу после изготовления кристалла. На заводе производится тщательное тестирование всех ячеек микросхемы, и выявляются дефектные ячейки. Заметьте, что тестирование в заводских условиях — это не просто запись-чтение секторов. На заводе условия тестирование очень жесткие — например, процесс происходит в термокамере при повышенной температуре. В домашних условиях адекватно процесс не воспроизвести, и те ячейки, которые признали дефектными на заводе, могут совершенно нормально писаться в готовом устройстве — но вызвать проблемы в будущем. Поэтому очень важно не потерять заводской список дефектных ячеек.</text:p>
      <text:p text:style-name="P2">Поскольку минимальной единицей стирания является блок, то, при наличии всего одной дефектной ячейки в пределах блока, весь блок отмечается как дефектный блок (badblock в оригинальной терминологии). Помечая блок как дефектный, в него на заводе записывают специальный маркер дефект<text:span text:style-name="T2">н</text:span>ого блока — байт 00 в самой первой позиции OOB каждой страницы блока. <text:span text:style-name="T2">В хороших блоках в этой позиции расположен FF, а все значения, отличные от FF, считаются признаком дефектного блока. </text:span>Но, поскольку квалкоммовцы используют свой формат хранения данных на флешке, то заводской маркер дефектного блока в устройствах, построен<text:span text:style-name="T2">н</text:span>ых на данной платформе, не используется. <text:s/>Вместо этого в качестве маркера используется байт данных в середине каждого сектора (обычно по смещению +1D1 от начала сектора). Если он не равен FF, то весь блок, содержащий данный сектор, объявляется дефектным. Данный маркер аппаратно обрабатывается контроллером — при чтении сектора он не копируется в буфер данных, а п<text:span text:style-name="T2">е</text:span>реносится в специальный регистр NAND_BUFFER_STATUS, откуда впоследствии может быть взят для анализа. Позиция маркера настраивается программно — э<text:span text:style-name="T1">то значение можно увидеть среди параметров флешки, выводимых в процессе инициализации загрузчика:</text:span></text:p>
      <text:p text:style-name="P2"/>
      <text:p text:style-name="P12">Положение маркера дефектных блоков: user+1d1</text:p>
      <text:p text:style-name="P11"/>
      <text:p text:style-name="P10">user — означает, что маркер находится в области данных сектора (если же он расположен в области OOB, <text:s text:c="2"/>как это делается на заводе, то вместо user будет указано spare). 1D1 — смещение от начала сектора до маркера.</text:p>
      <text:p text:style-name="P11"/>
      <text:p text:style-name="P3">В процессе чтения данных, если игнорировать признак дефектного блока, то такой блок прочитается как обычные данные, но будет состоять практически из одних нулей. Если затем полученный дамп записать в другое устройство — то блок запишется туда уже как хороший (не дефектный) блок данных, состоящий из нулей. Это вызовет нарушение формата записываемого раздела, и приведет к неработоспособности устройства. Кроме того, если не обращать внимание на признаки дефектных блоков целевого устройства — то заводские маркеры будут <text:span text:style-name="T3">стерты</text:span>, и заводской дефектный блок потеряется навсегда — вместо него получится хороший блок, содержащий данные. Однако, поскольку блок потенциально дефектный, то данные в процессе хранения запросто могут исказиться и также нарушить работу устройства.</text:p>
      <text:p text:style-name="P3">Из всего вышесказанного можно сделать следующий вывод. Метод восстановления прошивки устройства-пациента путем заливки полной посекторной копии флешки другого аналогичного устройства-донора (в народе называемого фуллдампом), так любимый некоторыми ремонтниками — это порочный и достаточно опасный метод. Можно получить как <text:s/>полностью неработоспособное устройство, так и работающее, но потенциально в любой момент готовое дать непредсказуемый сбой. Правильный способ — это заливка отдельных разделов, с пропуском заводских дефектных блоков как пациента, так и донора. И вот теперь комплекс qtools научился наконец корректно работать с дефектными блоками.</text:p>
      <text:p text:style-name="P3"/>
      <text:p text:style-name="P19">q<text:span text:style-name="T5">badblock</text:span> — <text:span text:style-name="T6">утилита для работы с дефектными блоками</text:span></text:p>
      <text:p text:style-name="P16"/>
      <text:p text:style-name="P8">Для поиска дефектных блоков, а также для управления маркерами отдельных блоков в составе комплекса имеется специальная уитлита — qbadblocks. Далее рассмотрены ее возможности.</text:p>
      <text:p text:style-name="P8"/>
      <text:p text:style-name="P16"><text:span text:style-name="T6">П</text:span>остроение списка заводских дефектных блоков </text:p>
      <text:p text:style-name="P4"/>
      <text:p text:style-name="P5">Программа q<text:span text:style-name="T5">badblock</text:span> позволяет быстро просканировать флешку на наличие заводских дефектных блоков, и составить их список. Для этого используется ключ -d:</text:p>
      <text:p text:style-name="P5"/>
      <text:p text:style-name="P13">$ ./<text:span text:style-name="T5">badblock</text:span> -d</text:p>
      <text:p text:style-name="P13">Построение списка дефектных блоков в интервале 00000000 - 00001000</text:p>
      <text:p text:style-name="P13"><text:s/>Проверка блока 00000312 - badblock (BSPFOTA+5f)</text:p>
      <text:p text:style-name="P13"><text:s/>Проверка блока 00000384 - badblock (APPSBL+4)</text:p>
      <text:p text:style-name="P13"><text:s/>Проверка блока 0000052a - badblock (SCRUB+151)</text:p>
      <text:p text:style-name="P13"><text:s/>Проверка блока 0000080f - badblock (USERDATA+ac)</text:p>
      <text:p text:style-name="P13"><text:s/>Проверка блока 00000a2e - badblock (RECOVERY+52)</text:p>
      <text:p text:style-name="P13"><text:s/>Проверка блока 00000b0e - badblock (ZTEDATA+d4)</text:p>
      <text:p text:style-name="P13"><text:soft-page-break/><text:s/>Проверка блока 00000e6a - badblock (RECOVERYFS+19f)</text:p>
      <text:p text:style-name="P13"><text:s/>Проверка блока 00000f36 - badblock (RECOVERYFS+26b)</text:p>
      <text:p text:style-name="P13"><text:s/>Проверка блока 00000fab - badblock (RECOVERYFS+2e0)</text:p>
      <text:p text:style-name="P13">* Всего дефектных блоков: 9</text:p>
      <text:p text:style-name="P13"/>
      <text:p text:style-name="P5">В списке приводится абсолютный номер блока, а также номер относительно начала раздела, в котором расположен блок (если доступна карта разделов). Как обычно, с помощью ключей -b и -l можно задать интервал проверяемых блоков. <text:span text:style-name="T5">Копия списка сохранияется в файл badblocks.lst. </text:span>Я настоятельно рекомендую перед началом экспериментов с новым устройством составить для него этот список и сохранить его в надежном месте. Это позволит восстановить маркеры заводских блоков в случае их случайного стирания.</text:p>
      <text:p text:style-name="P5"/>
      <text:p text:style-name="P18">Установка и снятие маркера</text:p>
      <text:p text:style-name="P9"/>
      <text:p text:style-name="P9">Утилита qbadblocks позволяет установить или снять маркер дефекта с любого блока флешки, кроме блока 0 (он всегда должен быть исправным). Для этого используются ключи -m и -u:</text:p>
      <text:p text:style-name="P14"/>
      <text:p text:style-name="P15">qbadblock -m &lt;blk&gt; <text:s text:c="2"/>- отмечает блок blk как дефектный</text:p>
      <text:p text:style-name="P15">qbadblock -u &lt;blk&gt; <text:s text:c="2"/>- снимает маркер дефекта с блока blk</text:p>
      <text:p text:style-name="P9"/>
      <text:p text:style-name="P18">Управление позицией маркера</text:p>
      <text:p text:style-name="P18"/>
      <text:p text:style-name="P9">Может так случиться, что загрузчик в процессе инициализации флешки некорректно определяет положение маркера дефектного блока. В этом случае можно принудительно установить позицию маркера на нужный байт поля данных сектора с помощью ключа -s, например:</text:p>
      <text:p text:style-name="P9"/>
      <text:p text:style-name="P15">qbadblock -s 1d1</text:p>
      <text:p text:style-name="P17"/>
      <text:p text:style-name="P9">Эта команда установит позицию маркера на байт 1D1. Установка будет действовать до перезагрузки устройства, <text:s/>или до установки новой позиции маркера.</text:p>
      <text:p text:style-name="P9"/>
      <text:p text:style-name="P9"/>
      <text:p text:style-name="P20">qrflash - Обработка дефектных блоков при чтении</text:p>
      <text:p text:style-name="P20"/>
      <text:p text:style-name="P3">При чтении с помощью qrflash, как разделов, так и произвольного набора блоков, режим обработки дефектных блоков задается с помощью ключа -u. Доступны следующие режимы:</text:p>
      <text:p text:style-name="P3"/>
      <text:p text:style-name="P3">-us — пропуск дефектных блоков. Если при чтении блока он окажется дефектным, то в выходной файл ничего не запишется. Это режим по умолчанию для чтения разделов — он позволяет получить чистый дамп раздела, пригодный для записи на любое другое устройство.</text:p>
      <text:p text:style-name="P3"/>
      <text:p text:style-name="P3">-uf — заполнение дефектных блоков. В этом режиме в выходной файл на место дефектного блока записывается блок, полностью заполненный байтом 0xbb. Поскольку такие блоки данных в реальном устройстве скорее всего не встретятся никогда, то по данному признаку можно гарантированно судить, что на флешке-доноре в этом месте был дефектный блок. Данный режим используется по умолчанию при неформатном чтении (по номерам блоков).</text:p>
      <text:p text:style-name="P3"/>
      <text:p text:style-name="P3">-ui — игнорирование дефектов. Программа будет вести себя как раньше — читать дефектные блоки как обычные блоки данных. Этот режим практической пользы, видимо, не имеет, хотя некоторые специалисты утверждают, что так можно спасти частично убитые данные. Для них режим и оставлен.</text:p>
      <text:p text:style-name="P3"/>
      <text:p text:style-name="P3">-ux — отключить аппаратный контроль дефектных блоков. Маркер дефектных блоков будет читаться как обычный байт данных и попадать в выходной файл. Данный режим — единственный, позволяющий сделать достоверный полный образ флешки донора (тот самый фуллдамп), пригодный для записи в другие устройства. Однако, по вышеизложенным причинам пользоваться фуллдампами крайне не рекомендуется. <text:span text:style-name="T4">Исключение — запись фуллдампа на то же самое устройство, с которого он был снят (для полного восстановления прошивки, например) — при этом маркеры бедблоков будут записаны на свои родные места, и заводской список дефектов не нарушится.</text:span></text:p>
      <text:p text:style-name="P3"/>
      <text:p text:style-name="P21">q<text:span text:style-name="T7">wdirect</text:span> - Обработка дефектных блоков при <text:span text:style-name="T7">записи</text:span></text:p>
      <text:p text:style-name="P3"/>
      <text:p text:style-name="P6">Утилита qwdirect также имеет полный набор средств для обработки дефектных блоков. Для управления ими также используется ключ -u. Однако здесь этот ключ можно задать в командной строке несколько раз для <text:soft-page-break/>установки нужных режимов. Ключ имеет следующие значения:</text:p>
      <text:p text:style-name="P6"/>
      <text:p text:style-name="P6">-us - <text:span text:style-name="T9">игнорировать</text:span> <text:span text:style-name="T9">признаки </text:span>дефектны<text:span text:style-name="T9">х</text:span> блок<text:span text:style-name="T9">ов</text:span>, отмеченные во входном файле. Когда qrflash при чтении встречает дефектный блок, то в выходной дамп (если данный режим установлен) записывает специальный блок, состоящих из байта 0xbb. Если такой блок встречается во входном файле, то qwdrect <text:span text:style-name="T9">по умолчанию </text:span>просто пропускает его и продолжает чтение входного файла. <text:span text:style-name="T9">Однако </text:span>при записи полного дампа (фуллдампа) <text:span text:style-name="T9">блоки пропускать нельзя</text:span>, поскольку пропуск входных блоков автоматически приведет к нарушению границ разделов. <text:span text:style-name="T9">Пропуск блоков</text:span> <text:span text:style-name="T9">можно</text:span> использовать только для записи образов конкретных разделов, вырезанных из фуллдампа. <text:span text:style-name="T9">Поэтому, используя ключ -us, можно записывать данные без сдвигов и нарушения абсолютных адресов блоков. При этом, на флешку будет записан мусор (блок из всех байтов 0xbb) на месте дефектных блоков исходного дампа. Это, скорее всего, приведет к частичной или полной неработоспособности устройства. </text:span></text:p>
      <text:p text:style-name="P6"/>
      <text:p text:style-name="P6">-uc <text:s/>- симулировать дефектные блоки входного файла. В этом режиме, если во входном файле встретился блок, помеченый как дефектный (байтами 0xbb), то на целевой флешке создается фиктивный дефектный блок. То есть вполне исправный и живой блок будет помечен как дефектный. Это позволяет (при одновременном указании ключа -ub) адекватно записать чужой фуллдамп в свою флешку. При этом все дефектные блоки исходной флешки-донора будут объявлены дефектными и на целевой флешке. Естественно, этот режим достаточно подлый - созданые псевдодефектный блоки практически ничем не будут отличаться от заводских. И использовать его следует только в САМЫХ КРАЙНИХ случаях, когда восстановить работу устройства надо быстро и любой ценой, а в налиии имеется только чужой фуллдамп.</text:p>
      <text:p text:style-name="P6"/>
      <text:p text:style-name="P6">-um <text:s/>- проверять соответствие дефектных блоков файла и флешки. Это достаточно полезный режим, предназначенный для заливки фуллдампа в ту же самую флешку, с которой он считывался. Поскольку заводские <text:span text:style-name="T8">дефектные блоки</text:span> дампа и флешки совпадают полностью, то такой способ заливки дампа позволяет быстро и без потерь восстановить работу устройства. В этом режиме qwdirect, встречая помеченный в файле дефе<text:span text:style-name="T8">к</text:span>тный блок, проверяет, является ли дефектным соответствующий ему блок на флешке. Если да, то блок просто пропускается , и запись продолжается со следующего блока. Заводской маркер дефекта не затрагивается. Если соответствующий блок флешки — не дефектный, то процесс записи аварийно завершается, поскольку <text:span text:style-name="T8">в этом случае дамп не соответствует флешке (является чужим) и дальнейшая запись становится бессмысленной.</text:span></text:p>
      <text:p text:style-name="P6"/>
      <text:p text:style-name="P7">-ux <text:s text:c="6"/>- отключить аппаратный контроль дефектных блоков. В этом режиме блок входного дампа записывается на флешку полностью, включая маркер дефектного блока. Исходный дамп для такой записи должен сниматься с помощью qrflash также с ключом -ux. Данный режим также позволяет адекватно записать дамп в ту флешку, с которой он был считан. Но использовать его крайне не рекомендуется. Во-первых, производить любые действия <text:s/>(и особенно стирание) с заводскими дефектными блоками достаточно опасно — раз блок дефектный, то не факт, что при следующей записи адекватно пропишется маркер. Во-вторых, в этом режиме невозможно призвести контроль соответствия дефектных блоков дампа и флешки, в результате чего можно случайно залить в устройство чужой дамп и затереть все заводские маркеры. Лучше в качестве фуллдампа использовать дамп, снятый с помощью qrflash -uf, и записывать его с ключом -um.</text:p>
      <text:p text:style-name="P7"/>
      <text:p text:style-name="P7">-ub <text:s/>- не проверять дефектность блоков флешки перед записью. Это ОЧЕНЬ ОПАСНЫЙ режим. В нормальном режиме работы qwdirect, перед тем как записать очередной блок, проверяет, не является ли блок дефектным. С помощью данного ключа можно запретить эту проверку — целевой блок будет стерт и записан как обычный блок, даже если является дефектным. Это гарантированно приведет к уничтожению заводских маркеров. По сути, данный режим к применению настоятельно НЕ рекомендован. Он может использоваться только при отладке, для перезаписи созданных вручную псевдодефектных блоков (например, с помощью qbadblock -m). Именно этот режим использовался программой qwdirect до того, как в нее были встроены средства контроля дефектных блоков. Запись фулдампов с использованием этого режима — грубое и ничем не оправданное вмешательство, приводящее к массе потенуиальных проблем из-за использования заводских дефектных блоков для хранения данных.</text:p>
      <text:p text:style-name="P7"/>
      <text:p text:style-name="P24">О фуллдампах и клонировании полной флешки.</text:p>
      <text:p text:style-name="P23"/>
      <text:p text:style-name="P23">Многие ремонтники и исследователи для упрощения совей жизни используют <text:span text:style-name="T10">полные посекторные дампы флешек — фуллдампы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31T17:19:52.630419101</meta:creation-date>
    <dc:date>2016-02-06T22:07:19.769856704</dc:date>
    <meta:editing-duration>PT1H5M41S</meta:editing-duration>
    <meta:editing-cycles>11</meta:editing-cycles>
    <meta:generator>LibreOffice/5.0.3.2$Linux_X86_64 LibreOffice_project/00m0$Build-2</meta:generator>
    <meta:document-statistic meta:table-count="0" meta:image-count="0" meta:object-count="0" meta:page-count="3" meta:paragraph-count="47" meta:word-count="1705" meta:character-count="12461" meta:non-whitespace-character-count="10744"/>
  </office:meta>
</office:document-meta>
</file>